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5a4" officeooo:paragraph-rsid="001655a4"/>
    </style:style>
    <style:style style:name="P2" style:family="paragraph" style:parent-style-name="Standard">
      <style:text-properties officeooo:rsid="00186a79" officeooo:paragraph-rsid="00186a79"/>
    </style:style>
    <style:style style:name="P3" style:family="paragraph" style:parent-style-name="Preformatted_20_Text">
      <style:text-properties fo:font-variant="normal" fo:text-transform="none" fo:color="#373737" style:font-name="Courier 10 Pitch" fo:font-size="9.75pt" fo:letter-spacing="normal" fo:font-style="normal" fo:font-weight="normal" officeooo:rsid="00186a79" officeooo:paragraph-rsid="00186a79"/>
    </style:style>
    <style:style style:name="P4" style:family="paragraph" style:parent-style-name="Preformatted_20_Text">
      <loext:graphic-properties draw:fill="solid" draw:fill-color="#f4f4f4" draw:opacity="100%"/>
      <style:paragraph-properties fo:margin-top="0cm" fo:margin-bottom="0cm" loext:contextual-spacing="false" fo:line-height="150%" fo:orphans="2" fo:widows="2" fo:background-color="#f4f4f4" fo:padding="0cm" fo:border="none"/>
      <style:text-properties fo:font-variant="normal" fo:text-transform="none" fo:color="#373737" style:font-name="Courier 10 Pitch" fo:font-size="9.75pt" fo:letter-spacing="normal" fo:font-style="normal" fo:font-weight="normal"/>
    </style:style>
    <style:style style:name="T1" style:family="text">
      <style:text-properties officeooo:rsid="00186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SQL</text:p>
      <text:p text:style-name="Title"/>
      <text:p text:style-name="P2">SHOW DATABASES</text:p>
      <text:p text:style-name="P2">USE DATABASES nom_database</text:p>
      <text:p text:style-name="P1">CREATE TABLE nom<text:tab/><text:tab/><text:tab/><text:tab/><text:tab/><text:span text:style-name="T1">Creer un table</text:span></text:p>
      <text:p text:style-name="P2">SHOW TABLES</text:p>
      <text:p text:style-name="P2">SELECT * FROM nom_table<text:tab/><text:tab/><text:tab/><text:tab/>* pour la totalité</text:p>
      <text:p text:style-name="P2"/>
      <text:p text:style-name="P2"/>
      <text:p text:style-name="P2"/>
      <text:p text:style-name="P3">SELECT *</text:p>
      <text:p text:style-name="P4">FROM table</text:p>
      <text:p text:style-name="P4">WHERE condition</text:p>
      <text:p text:style-name="P4">GROUP BY expression</text:p>
      <text:p text:style-name="P4">HAVING condition</text:p>
      <text:p text:style-name="P4">{ UNION | INTERSECT | EXCEPT }</text:p>
      <text:p text:style-name="P4">ORDER BY expression</text:p>
      <text:p text:style-name="P4">LIMIT count</text:p>
      <text:p text:style-name="P4">OFFSET star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9:06:01.020000000</meta:creation-date>
    <dc:date>2021-03-02T17:28:35.974000000</dc:date>
    <meta:editing-duration>PT13M50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5" meta:word-count="47" meta:character-count="276" meta:non-whitespace-character-count="237"/>
  </office:meta>
</office:document-meta>
</file>